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5a585"/>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7a7a5a"/>
    </style:style>
    <style:style style:name="gr4" style:family="graphic" style:parent-style-name="standard">
      <style:graphic-properties svg:stroke-width="0.019cm" svg:stroke-color="#494936" draw:fill="none" draw:fill-color="#ffffff" fo:padding-top="-0.04cm" fo:padding-bottom="-0.04cm" fo:padding-left="-0.04cm" fo:padding-right="-0.04cm"/>
    </style:style>
    <style:style style:name="gr5" style:family="graphic" style:parent-style-name="standard">
      <style:graphic-properties svg:stroke-width="0.019cm" svg:stroke-color="#dbdbce" draw:fill="none" draw:fill-color="#ffffff" fo:padding-top="-0.04cm" fo:padding-bottom="-0.04cm" fo:padding-left="-0.04cm" fo:padding-right="-0.04cm"/>
    </style:style>
    <style:style style:name="gr6" style:family="graphic" style:parent-style-name="standard">
      <style:graphic-properties draw:stroke="none" svg:stroke-width="0.001cm" draw:fill-color="#626248"/>
    </style:style>
    <style:style style:name="gr7" style:family="graphic" style:parent-style-name="standard">
      <style:graphic-properties svg:stroke-width="0.019cm" svg:stroke-color="#000000" draw:fill="none" draw:fill-color="#ffffff" fo:padding-top="-0.04cm" fo:padding-bottom="-0.04cm" fo:padding-left="-0.04cm" fo:padding-right="-0.04cm"/>
    </style:style>
    <style:style style:name="gr8" style:family="graphic" style:parent-style-name="standard">
      <style:graphic-properties draw:stroke="none" svg:stroke-width="0.019cm" draw:fill-color="#626248"/>
    </style:style>
    <style:style style:name="gr9" style:family="graphic" style:parent-style-name="standard">
      <style:graphic-properties svg:stroke-width="0.019cm" svg:stroke-color="#313124" draw:fill="none" draw:fill-color="#ffffff" fo:padding-top="-0.04cm" fo:padding-bottom="-0.04cm" fo:padding-left="-0.04cm" fo:padding-right="-0.04cm"/>
    </style:style>
    <style:style style:name="gr10" style:family="graphic" style:parent-style-name="standard">
      <style:graphic-properties draw:stroke="none" svg:stroke-width="0.019cm" draw:fill-color="#c9c9b6"/>
    </style:style>
    <style:style style:name="gr11" style:family="graphic" style:parent-style-name="standard">
      <style:graphic-properties draw:stroke="none" svg:stroke-width="0.019cm" draw:fill-color="#ffffff"/>
    </style:style>
    <style:style style:name="gr12" style:family="graphic" style:parent-style-name="standard">
      <style:graphic-properties draw:stroke="none" svg:stroke-width="0.019cm" draw:fill-color="#000000"/>
    </style:style>
    <style:style style:name="gr13" style:family="graphic" style:parent-style-name="standard">
      <style:graphic-properties svg:stroke-width="0.019cm" svg:stroke-color="#7a7a5a" draw:fill="none" draw:fill-color="#ffffff" fo:padding-top="-0.04cm" fo:padding-bottom="-0.04cm" fo:padding-left="-0.04cm" fo:padding-right="-0.04cm"/>
    </style:style>
    <style:style style:name="gr14" style:family="graphic" style:parent-style-name="standard">
      <style:graphic-properties draw:stroke="none" svg:stroke-width="0.001cm" draw:fill-color="#ffffff"/>
    </style:style>
    <style:style style:name="gr15" style:family="graphic" style:parent-style-name="standard">
      <style:graphic-properties draw:stroke="none" svg:stroke-width="0.019cm" draw:fill-color="#d40031"/>
    </style:style>
    <style:style style:name="gr16" style:family="graphic" style:parent-style-name="standard">
      <style:graphic-properties draw:stroke="none" svg:stroke-width="0.019cm" draw:fill-color="#93936c"/>
    </style:style>
    <style:style style:name="gr17" style:family="graphic" style:parent-style-name="standard">
      <style:graphic-properties draw:stroke="none" svg:stroke-width="0.019cm" draw:fill-color="#dbdbce"/>
    </style:style>
  </office:automatic-styles>
  <office:body>
    <office:drawing>
      <draw:page draw:name="page1" draw:style-name="dp1" draw:master-page-name="Default">
        <draw:g>
          <draw:glue-point draw:id="4" svg:x="-0.915cm" svg:y="-5cm"/>
          <draw:glue-point draw:id="5" svg:x="5cm" svg:y="-5cm"/>
          <draw:glue-point draw:id="6" svg:x="2.043cm" svg:y="-5cm"/>
          <draw:glue-point draw:id="7" svg:x="-2.123cm" svg:y="5cm"/>
          <draw:glue-point draw:id="8" svg:x="4.201cm" svg:y="5cm"/>
          <draw:glue-point draw:id="9" svg:x="1.039cm" svg:y="5cm"/>
          <draw:glue-point draw:id="10" svg:x="2.901cm" svg:y="5cm"/>
          <draw:glue-point draw:id="11" svg:x="3.55cm" svg:y="5cm"/>
          <draw:glue-point draw:id="12" svg:x="-1.393cm" svg:y="5cm"/>
          <draw:glue-point draw:id="13" svg:x="-5cm" svg:y="-1.667cm"/>
          <draw:glue-point draw:id="14" svg:x="-5cm" svg:y="1.165cm"/>
          <draw:glue-point draw:id="15" svg:x="-5cm" svg:y="-0.252cm"/>
          <draw:glue-point draw:id="16" svg:x="5cm" svg:y="1.7cm"/>
          <draw:glue-point draw:id="17" svg:x="5cm" svg:y="-1.651cm"/>
          <draw:glue-point draw:id="18" svg:x="0.664cm" svg:y="1.021cm"/>
          <draw:polygon draw:style-name="gr1" draw:layer="layout" svg:width="1.747cm" svg:height="1.34cm" svg:x="1.207cm" svg:y="0cm" svg:viewBox="0 0 1748 1341" draw:points="0,0 1748,0 1748,1341 0,1341">
            <text:p/>
          </draw:polygon>
          <draw:path draw:style-name="gr2" draw:layer="layout" svg:width="1.742cm" svg:height="1.34cm" svg:x="1.207cm" svg:y="0cm" svg:viewBox="0 0 1743 1341" svg:d="m0 0h1743zm0 1341h-1743zm0-1341z">
            <text:p/>
          </draw:path>
          <draw:polygon draw:style-name="gr3" draw:layer="layout" svg:width="0.539cm" svg:height="0.4cm" svg:x="0.256cm" svg:y="0.747cm" svg:viewBox="0 0 540 401" draw:points="540,0 0,0 0,401 540,401">
            <text:p/>
          </draw:polygon>
          <draw:polygon draw:style-name="gr4" draw:layer="layout" svg:width="0.539cm" svg:height="0.4cm" svg:x="0.256cm" svg:y="0.747cm" svg:viewBox="0 0 540 401" draw:points="540,0 0,0 0,401 540,401">
            <text:p/>
          </draw:polygon>
          <draw:line draw:style-name="gr5" draw:layer="layout" svg:x1="0.331cm" svg:y1="0.787cm" svg:x2="0.763cm" svg:y2="0.787cm">
            <text:p/>
          </draw:line>
          <draw:polygon draw:style-name="gr6" draw:layer="layout" svg:width="0.519cm" svg:height="0.5cm" svg:x="0.81cm" svg:y="1.5cm" svg:viewBox="0 0 520 501" draw:points="66,0 520,0 357,113 330,133 303,153 283,180 262,207 256,240 256,274 256,314 256,501 40,501 6,307 0,280 6,254">
            <text:p/>
          </draw:polygon>
          <draw:polygon draw:style-name="gr7" draw:layer="layout" svg:width="0.519cm" svg:height="0.5cm" svg:x="0.81cm" svg:y="1.5cm" svg:viewBox="0 0 520 501" draw:points="66,0 520,0 357,113 330,133 303,153 283,180 262,207 256,240 256,274 256,314 256,501 40,501 6,307 0,280 6,254">
            <text:p/>
          </draw:polygon>
          <draw:polygon draw:style-name="gr8" draw:layer="layout" svg:width="0.715cm" svg:height="0.493cm" svg:x="2.003cm" svg:y="1.5cm" svg:viewBox="0 0 716 494" draw:points="0,0 438,0 472,33 614,220 634,247 668,287 682,314 688,340 716,494 331,494 303,367 297,347 283,327 256,300 47,46 27,19">
            <text:p/>
          </draw:polygon>
          <draw:polygon draw:style-name="gr8" draw:layer="layout" svg:width="0.715cm" svg:height="0.493cm" svg:x="2.003cm" svg:y="1.5cm" svg:viewBox="0 0 716 494" draw:points="0,0 438,0 472,33 614,220 634,247 668,287 682,314 688,340 716,494 331,494 303,367 297,347 283,327 256,300 47,46 27,19">
            <text:p/>
          </draw:polygon>
          <draw:polygon draw:style-name="gr9" draw:layer="layout" svg:width="0.715cm" svg:height="0.493cm" svg:x="2.003cm" svg:y="1.5cm" svg:viewBox="0 0 716 494" draw:points="0,0 438,0 472,33 614,220 634,247 668,287 682,314 688,340 716,494 331,494 303,367 297,347 283,327 256,300 47,46 27,19">
            <text:p/>
          </draw:polygon>
          <draw:polygon draw:style-name="gr10" draw:layer="layout" svg:width="2.07cm" svg:height="0.967cm" svg:x="0.782cm" svg:y="0.533cm" svg:viewBox="0 0 2071 968" draw:points="2010,0 67,0 0,46 0,968 2071,968 2071,46">
            <text:p/>
          </draw:polygon>
          <draw:polygon draw:style-name="gr10" draw:layer="layout" svg:width="2.07cm" svg:height="0.967cm" svg:x="0.782cm" svg:y="0.533cm" svg:viewBox="0 0 2071 968" draw:points="2010,0 67,0 0,46 0,968 2071,968 2071,46">
            <text:p/>
          </draw:polygon>
          <draw:polygon draw:style-name="gr4" draw:layer="layout" svg:width="2.07cm" svg:height="0.967cm" svg:x="0.782cm" svg:y="0.533cm" svg:viewBox="0 0 2071 968" draw:points="2010,0 67,0 0,46 0,968 2071,968 2071,46">
            <text:p/>
          </draw:polygon>
          <draw:polygon draw:style-name="gr11" draw:layer="layout" svg:width="1.564cm" svg:height="0.24cm" svg:x="0.87cm" svg:y="0.713cm" svg:viewBox="0 0 1565 241" draw:points="0,0 1565,0 1565,241 0,241">
            <text:p/>
          </draw:polygon>
          <draw:polygon draw:style-name="gr4" draw:layer="layout" svg:width="1.564cm" svg:height="0.24cm" svg:x="0.87cm" svg:y="0.713cm" svg:viewBox="0 0 1565 241" draw:points="0,0 1565,0 1565,241 0,241">
            <text:p/>
          </draw:polygon>
          <draw:polygon draw:style-name="gr12" draw:layer="layout" svg:width="0.054cm" svg:height="0.673cm" svg:x="2.488cm" svg:y="0.72cm" svg:viewBox="0 0 55 674" draw:points="0,0 55,0 55,674 0,674">
            <text:p/>
          </draw:polygon>
          <draw:polygon draw:style-name="gr7" draw:layer="layout" svg:width="0.054cm" svg:height="0.673cm" svg:x="2.488cm" svg:y="0.72cm" svg:viewBox="0 0 55 674" draw:points="0,0 55,0 55,674 0,674">
            <text:p/>
          </draw:polygon>
          <draw:polygon draw:style-name="gr12" draw:layer="layout" svg:width="0.155cm" svg:height="0.107cm" svg:x="1.281cm" svg:y="0.787cm" svg:viewBox="0 0 156 108" draw:points="0,108 156,108 156,0 0,0">
            <text:p/>
          </draw:polygon>
          <draw:polygon draw:style-name="gr4" draw:layer="layout" svg:width="0.155cm" svg:height="0.107cm" svg:x="1.281cm" svg:y="0.787cm" svg:viewBox="0 0 156 108" draw:points="0,108 156,108 156,0 0,0">
            <text:p/>
          </draw:polygon>
          <draw:polygon draw:style-name="gr12" draw:layer="layout" svg:width="0.156cm" svg:height="0.1cm" svg:x="1.47cm" svg:y="0.794cm" svg:viewBox="0 0 157 101" draw:points="0,101 157,101 157,0 0,0">
            <text:p/>
          </draw:polygon>
          <draw:polygon draw:style-name="gr4" draw:layer="layout" svg:width="0.156cm" svg:height="0.1cm" svg:x="1.47cm" svg:y="0.794cm" svg:viewBox="0 0 157 101" draw:points="0,101 157,101 157,0 0,0">
            <text:p/>
          </draw:polygon>
          <draw:polygon draw:style-name="gr12" draw:layer="layout" svg:width="0.155cm" svg:height="0.1cm" svg:x="1.969cm" svg:y="0.794cm" svg:viewBox="0 0 156 101" draw:points="0,101 156,101 156,0 0,0">
            <text:p/>
          </draw:polygon>
          <draw:polygon draw:style-name="gr4" draw:layer="layout" svg:width="0.155cm" svg:height="0.1cm" svg:x="1.969cm" svg:y="0.794cm" svg:viewBox="0 0 156 101" draw:points="0,101 156,101 156,0 0,0">
            <text:p/>
          </draw:polygon>
          <draw:polygon draw:style-name="gr12" draw:layer="layout" svg:width="0.155cm" svg:height="0.1cm" svg:x="2.165cm" svg:y="0.794cm" svg:viewBox="0 0 156 101" draw:points="0,101 156,101 156,0 0,0">
            <text:p/>
          </draw:polygon>
          <draw:polygon draw:style-name="gr4" draw:layer="layout" svg:width="0.155cm" svg:height="0.1cm" svg:x="2.165cm" svg:y="0.794cm" svg:viewBox="0 0 156 101" draw:points="0,101 156,101 156,0 0,0">
            <text:p/>
          </draw:polygon>
          <draw:polyline draw:style-name="gr13" draw:layer="layout" svg:width="1.727cm" svg:height="0.04cm" svg:x="1.214cm" svg:y="0.073cm" svg:viewBox="0 0 1728 41" draw:points="0,41 6,27 13,20 27,6 33,6 47,0 61,0 108,0 135,0 155,0 1633,0 1660,0 1681,6 1694,13 1714,20 1721,27 1728,34">
            <text:p/>
          </draw:polyline>
          <draw:line draw:style-name="gr4" draw:layer="layout" svg:x1="1.173cm" svg:y1="0.587cm" svg:x2="2.846cm" svg:y2="0.587cm">
            <text:p/>
          </draw:line>
          <draw:polygon draw:style-name="gr6" draw:layer="layout" svg:width="0.574cm" svg:height="0.313cm" svg:x="0.566cm" svg:y="0.4cm" svg:viewBox="0 0 575 314" draw:points="0,0 575,0 575,314 0,314">
            <text:p/>
          </draw:polygon>
          <draw:polygon draw:style-name="gr9" draw:layer="layout" svg:width="0.574cm" svg:height="0.313cm" svg:x="0.566cm" svg:y="0.4cm" svg:viewBox="0 0 575 314" draw:points="0,0 575,0 575,314 0,314">
            <text:p/>
          </draw:polygon>
          <draw:polygon draw:style-name="gr8" draw:layer="layout" svg:width="0.054cm" svg:height="0.34cm" svg:x="1.113cm" svg:y="0.414cm" svg:viewBox="0 0 55 341" draw:points="0,0 55,0 55,341 0,341">
            <text:p/>
          </draw:polygon>
          <draw:polygon draw:style-name="gr9" draw:layer="layout" svg:width="0.054cm" svg:height="0.34cm" svg:x="1.113cm" svg:y="0.414cm" svg:viewBox="0 0 55 341" draw:points="0,0 55,0 55,341 0,341">
            <text:p/>
          </draw:polygon>
          <draw:line draw:style-name="gr7" draw:layer="layout" svg:x1="0.823cm" svg:y1="0.42cm" svg:x2="0.823cm" svg:y2="0.694cm">
            <text:p/>
          </draw:line>
          <draw:line draw:style-name="gr7" draw:layer="layout" svg:x1="0.843cm" svg:y1="0.42cm" svg:x2="0.843cm" svg:y2="0.694cm">
            <text:p/>
          </draw:line>
          <draw:line draw:style-name="gr7" draw:layer="layout" svg:x1="0.87cm" svg:y1="0.42cm" svg:x2="0.87cm" svg:y2="0.694cm">
            <text:p/>
          </draw:line>
          <draw:line draw:style-name="gr7" draw:layer="layout" svg:x1="0.897cm" svg:y1="0.42cm" svg:x2="0.897cm" svg:y2="0.694cm">
            <text:p/>
          </draw:line>
          <draw:line draw:style-name="gr7" draw:layer="layout" svg:x1="0.924cm" svg:y1="0.42cm" svg:x2="0.924cm" svg:y2="0.694cm">
            <text:p/>
          </draw:line>
          <draw:line draw:style-name="gr7" draw:layer="layout" svg:x1="0.951cm" svg:y1="0.42cm" svg:x2="0.951cm" svg:y2="0.694cm">
            <text:p/>
          </draw:line>
          <draw:line draw:style-name="gr7" draw:layer="layout" svg:x1="0.971cm" svg:y1="0.42cm" svg:x2="0.971cm" svg:y2="0.694cm">
            <text:p/>
          </draw:line>
          <draw:polygon draw:style-name="gr14" draw:layer="layout" svg:width="0.297cm" svg:height="0.1cm" svg:x="0.971cm" svg:y="0.32cm" svg:viewBox="0 0 298 101" draw:points="0,0 298,0 298,101 0,101">
            <text:p/>
          </draw:polygon>
          <draw:polygon draw:style-name="gr9" draw:layer="layout" svg:width="0.297cm" svg:height="0.1cm" svg:x="0.971cm" svg:y="0.32cm" svg:viewBox="0 0 298 101" draw:points="0,0 298,0 298,101 0,101">
            <text:p/>
          </draw:polygon>
          <draw:polygon draw:style-name="gr12" draw:layer="layout" svg:width="0.114cm" svg:height="0.113cm" svg:x="0.978cm" svg:y="0.787cm" svg:viewBox="0 0 115 114" draw:points="115,57 115,54 115,51 114,48 113,45 113,42 112,39 111,36 110,34 109,31 108,29 106,26 105,24 103,21 101,19 99,17 97,15 95,13 92,11 90,10 88,8 85,7 83,5 80,4 77,3 74,2 72,1 69,1 66,0 63,0 60,0 57,0 54,0 52,0 48,0 45,1 43,1 40,2 37,3 34,4 32,5 30,7 27,8 24,10 22,11 20,13 17,15 15,17 14,19 12,21 10,24 8,26 7,29 5,31 5,34 3,36 2,39 2,42 1,45 0,48 0,51 0,54 0,57 0,59 0,62 0,65 1,68 2,71 2,74 3,76 5,79 5,82 7,84 8,87 10,89 12,91 14,93 15,96 17,98 20,100 22,101 24,103 27,105 30,106 32,107 34,109 37,110 40,111 43,111 45,112 48,113 52,113 54,114 57,114 60,114 63,113 66,113 69,112 72,111 74,111 77,110 80,109 83,107 85,106 88,105 90,103 92,101 95,100 97,98 99,96 101,93 103,91 105,89 106,87 108,84 109,82 110,79 111,76 112,74 113,71 113,68 114,65 115,62 115,59">
            <text:p/>
          </draw:polygon>
          <draw:polygon draw:style-name="gr4" draw:layer="layout" svg:width="0.108cm" svg:height="0.107cm" svg:x="0.978cm" svg:y="0.787cm" svg:viewBox="0 0 109 108" draw:points="109,54 109,51 108,48 108,45 107,42 107,40 106,37 105,35 104,32 103,30 101,27 100,25 99,23 97,20 95,18 93,16 91,14 90,12 87,11 85,9 83,7 81,6 78,5 75,3 73,3 70,2 67,1 65,0 62,0 60,0 57,0 54,0 51,0 48,0 46,0 43,0 41,1 38,2 35,3 33,3 30,5 27,6 25,7 23,9 21,11 18,12 16,14 14,16 13,18 11,20 10,23 8,25 6,27 5,30 4,32 3,35 2,37 2,40 1,42 0,45 0,48 0,51 0,54 0,56 0,59 0,62 1,64 2,67 2,69 3,72 4,75 5,77 6,80 8,82 10,84 11,87 13,89 14,91 16,93 18,95 21,96 23,98 25,99 27,101 30,102 33,103 35,104 38,105 41,106 43,106 46,107 48,107 51,108 54,108 57,108 60,107 62,107 65,106 67,106 70,105 73,104 75,103 78,102 81,101 83,99 85,98 87,96 90,95 91,93 93,91 95,89 97,87 99,84 100,82 101,80 103,77 104,75 105,72 106,69 107,67 107,64 108,62 108,59 109,56">
            <text:p/>
          </draw:polygon>
          <draw:polygon draw:style-name="gr12" draw:layer="layout" svg:width="0.115cm" svg:height="0.113cm" svg:x="1.672cm" svg:y="0.787cm" svg:viewBox="0 0 116 114" draw:points="116,57 116,54 115,51 115,48 114,45 114,42 113,39 112,36 111,34 109,31 108,29 107,26 105,24 103,21 101,19 100,17 98,15 95,13 93,11 91,10 88,8 85,7 83,5 80,4 78,3 75,2 72,1 69,1 67,0 63,0 60,0 58,0 55,0 52,0 49,0 46,1 43,1 40,2 38,3 35,4 32,5 29,7 27,8 24,10 22,11 20,13 17,15 15,17 14,19 12,21 10,24 8,26 7,29 6,31 4,34 3,36 2,39 2,42 1,45 0,48 0,51 0,54 0,57 0,59 0,62 0,65 1,68 2,71 2,74 3,76 4,79 6,82 7,84 8,87 10,89 12,91 14,93 15,96 17,98 20,100 22,101 24,103 27,105 29,106 32,107 35,109 38,110 40,111 43,111 46,112 49,113 52,113 55,114 58,114 60,114 63,113 67,113 69,112 72,111 75,111 78,110 80,109 83,107 85,106 88,105 91,103 93,101 95,100 98,98 100,96 101,93 103,91 105,89 107,87 108,84 109,82 111,79 112,76 113,74 114,71 114,68 115,65 115,62 116,59">
            <text:p/>
          </draw:polygon>
          <draw:polygon draw:style-name="gr4" draw:layer="layout" svg:width="0.108cm" svg:height="0.107cm" svg:x="1.672cm" svg:y="0.787cm" svg:viewBox="0 0 109 108" draw:points="109,54 109,51 108,48 108,45 107,42 107,40 106,37 105,35 104,32 102,30 102,27 100,25 98,23 97,20 96,18 93,16 91,14 89,12 88,11 85,9 83,7 80,6 78,5 76,3 73,3 70,2 68,1 65,0 62,0 60,0 57,0 54,0 51,0 49,0 46,0 43,0 40,1 38,2 35,3 33,3 31,5 28,6 26,7 23,9 21,11 19,12 17,14 15,16 13,18 11,20 10,23 8,25 7,27 6,30 4,32 3,35 2,37 2,40 1,42 0,45 0,48 0,51 0,54 0,56 0,59 0,62 1,64 2,67 2,69 3,72 4,75 6,77 7,80 8,82 10,84 11,87 13,89 15,91 17,93 19,95 21,96 23,98 26,99 28,101 31,102 33,103 35,104 38,105 40,106 43,106 46,107 49,107 51,108 54,108 57,108 60,107 62,107 65,106 68,106 70,105 73,104 76,103 78,102 80,101 83,99 85,98 88,96 89,95 91,93 93,91 96,89 97,87 98,84 100,82 102,80 102,77 104,75 105,72 106,69 107,67 107,64 108,62 108,59 109,56">
            <text:p/>
          </draw:polygon>
          <draw:polygon draw:style-name="gr15" draw:layer="layout" svg:width="0.114cm" svg:height="0.113cm" svg:x="1.807cm" svg:y="0.787cm" svg:viewBox="0 0 115 114" draw:points="115,57 115,54 114,51 114,48 113,45 113,42 112,39 111,36 110,34 109,31 107,29 106,26 105,24 103,21 101,19 98,17 96,15 94,13 92,11 90,10 87,8 85,7 83,5 80,4 77,3 74,2 71,1 69,1 66,0 63,0 60,0 57,0 54,0 51,0 48,0 45,1 42,1 40,2 37,3 34,4 31,5 29,7 27,8 24,10 22,11 20,13 18,15 16,17 13,19 11,21 10,24 8,26 7,29 6,31 4,34 3,36 2,39 2,42 1,45 0,48 0,51 0,54 0,57 0,59 0,62 0,65 1,68 2,71 2,74 3,76 4,79 6,82 7,84 8,87 10,89 11,91 13,93 16,96 18,98 20,100 22,101 24,103 27,105 29,106 31,107 34,109 37,110 40,111 42,111 45,112 48,113 51,113 54,114 57,114 60,114 63,113 66,113 69,112 71,111 74,111 77,110 80,109 83,107 85,106 87,105 90,103 92,101 94,100 96,98 98,96 101,93 103,91 105,89 106,87 107,84 109,82 110,79 111,76 112,74 113,71 113,68 114,65 114,62 115,59">
            <text:p/>
          </draw:polygon>
          <draw:polygon draw:style-name="gr4" draw:layer="layout" svg:width="0.108cm" svg:height="0.107cm" svg:x="1.807cm" svg:y="0.787cm" svg:viewBox="0 0 109 108" draw:points="109,54 109,51 108,48 107,45 107,42 107,40 105,37 105,35 104,32 103,30 102,27 100,25 98,23 97,20 95,18 93,16 91,14 89,12 87,11 85,9 83,7 80,6 78,5 76,3 73,3 70,2 67,1 65,0 62,0 60,0 56,0 53,0 51,0 48,0 45,0 43,0 40,1 38,2 35,3 32,3 30,5 27,6 25,7 23,9 21,11 18,12 16,14 15,16 13,18 11,20 9,23 7,25 7,27 5,30 4,32 3,35 2,37 2,40 1,42 0,45 0,48 0,51 0,54 0,56 0,59 0,62 1,64 2,67 2,69 3,72 4,75 5,77 7,80 7,82 9,84 11,87 13,89 15,91 16,93 18,95 21,96 23,98 25,99 27,101 30,102 32,103 35,104 38,105 40,106 43,106 45,107 48,107 51,108 53,108 56,108 60,107 62,107 65,106 67,106 70,105 73,104 76,103 78,102 80,101 83,99 85,98 87,96 89,95 91,93 93,91 95,89 97,87 98,84 100,82 102,80 103,77 104,75 105,72 105,69 107,67 107,64 107,62 108,59 109,56">
            <text:p/>
          </draw:polygon>
          <draw:polygon draw:style-name="gr16" draw:layer="layout" svg:width="0.371cm" svg:height="0.56cm" svg:x="0cm" svg:y="0.673cm" svg:viewBox="0 0 372 561" draw:points="0,280 0,561 18,560 37,559 56,557 74,555 92,552 110,548 128,543 145,538 162,532 179,526 195,518 211,511 226,502 241,494 255,484 268,474 281,464 292,453 304,441 314,429 324,417 333,405 340,392 347,379 354,366 359,352 363,338 367,324 369,310 370,296 372,282 371,268 369,254 367,240 364,226 360,212 355,199 349,185 343,172 335,159 326,147 317,134 307,122 296,111 284,100 271,89 258,79 245,69 230,60 215,52 200,44 184,37 167,30 150,24 133,19 115,14 97,10 79,6 60,4 42,2 23,1 4,0">
            <text:p/>
          </draw:polygon>
          <draw:polyline draw:style-name="gr4" draw:layer="layout" svg:width="0.37cm" svg:height="0.56cm" svg:x="0cm" svg:y="0.673cm" svg:viewBox="0 0 371 561" draw:points="0,561 18,560 37,559 56,557 74,554 92,552 110,548 127,543 145,538 162,532 179,526 195,518 211,511 225,502 241,493 254,484 268,474 281,463 292,453 303,441 313,429 323,417 332,405 340,392 347,379 353,366 358,352 362,338 366,324 369,310 370,296 371,282 370,268 369,254 367,240 363,226 360,212 354,199 349,185 342,172 334,159 326,146 316,134 306,122 295,111 284,100 271,89 258,79 244,70 230,60 214,52 199,44 183,37 167,30 150,24 133,19 115,14 97,10 78,7 60,4 42,2 23,1 4,0">
            <text:p/>
          </draw:polyline>
          <draw:polygon draw:style-name="gr17" draw:layer="layout" svg:width="0.23cm" svg:height="0.16cm" svg:x="0.101cm" svg:y="0.726cm" svg:viewBox="0 0 231 161" draw:points="128,40 156,60 183,80 203,107 224,134 231,161 197,134 163,114 122,100 81,94 41,87 0,87 0,0 54,7 95,20">
            <text:p/>
          </draw:polygon>
          <draw:line draw:style-name="gr4" draw:layer="layout" svg:x1="0.068cm" svg:y1="0.673cm" svg:x2="0.068cm" svg:y2="1.214cm">
            <text:p/>
          </draw:line>
          <draw:line draw:style-name="gr7" draw:layer="layout" svg:x1="0cm" svg:y1="0.667cm" svg:x2="0cm" svg:y2="1.221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ideo camera</dc:title>
    <meta:creation-date>2011-02-07T16:46:00</meta:creation-date>
    <meta:editing-duration>P0D</meta:editing-duration>
    <meta:editing-cycles>1</meta:editing-cycles>
    <meta:document-statistic meta:object-count="52"/>
    <meta:generator>OpenOffice.org/3.3$Linux OpenOffice.org_project/330m20$Build-9567</meta:generator>
  </office:meta>
</office:document-meta>
</file>